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25cm" svg:stroke-color="#000000" draw:marker-start-width="0.58cm" draw:marker-end="" draw:marker-end-width="0.68cm" svg:stroke-linecap="round" draw:fill="solid" draw:textarea-vertical-align="middle" fo:padding-top="0.25cm" fo:padding-bottom="0.25cm" fo:padding-left="0.375cm" fo:padding-right="0.375cm"/>
    </style:style>
    <style:style style:name="gr2" style:family="graphic" style:parent-style-name="standard">
      <style:graphic-properties draw:stroke="dash" draw:stroke-dash="Double_20_Dash_20__28_Rounded_29_" svg:stroke-width="0.1cm" svg:stroke-color="#000000" draw:marker-start-width="0.36cm" draw:marker-end-width="0.36cm" svg:stroke-linecap="round" draw:fill="none" draw:textarea-horizontal-align="justify" draw:textarea-vertical-align="middle" draw:auto-grow-height="false" fo:min-height="0.851cm" fo:min-width="0.985cm" fo:padding-top="0.175cm" fo:padding-bottom="0.175cm" fo:padding-left="0.3cm" fo:padding-right="0.3cm"/>
    </style:style>
    <style:style style:name="gr3" style:family="graphic" style:parent-style-name="standard">
      <style:graphic-properties draw:stroke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draw:fill="solid" draw:fill-color="#ff8000" draw:textarea-horizontal-align="justify" draw:textarea-vertical-align="middle" draw:auto-grow-height="false" fo:min-height="0cm" fo:min-width="0cm"/>
    </style:style>
    <style:style style:name="gr5" style:family="graphic" style:parent-style-name="standard">
      <style:graphic-properties draw:stroke="none" draw:fill="solid" draw:fill-color="#a1467e" draw:textarea-horizontal-align="justify" draw:textarea-vertical-align="middle" draw:auto-grow-height="false" fo:min-height="0cm" fo:min-width="0cm"/>
    </style:style>
    <style:style style:name="gr6" style:family="graphic" style:parent-style-name="standard">
      <style:graphic-properties draw:stroke="dash" draw:stroke-dash="Double_20_Dash_20__28_Rounded_29_" svg:stroke-width="0.1cm" svg:stroke-color="#000000" draw:marker-start-width="0.36cm" draw:marker-end-width="0.36cm" svg:stroke-linecap="round" draw:fill="none" draw:textarea-horizontal-align="justify" draw:textarea-vertical-align="middle" draw:auto-grow-height="false" fo:min-height="0.851cm" fo:min-width="0.986cm" fo:padding-top="0.175cm" fo:padding-bottom="0.175cm" fo:padding-left="0.3cm" fo:padding-right="0.3cm"/>
    </style:style>
    <style:style style:name="gr7" style:family="graphic" style:parent-style-name="standard">
      <style:graphic-properties draw:stroke="none" draw:fill="solid" draw:fill-color="#ffd428" draw:textarea-horizontal-align="justify" draw:textarea-vertical-align="middle" draw:auto-grow-height="false" fo:min-height="0cm" fo:min-width="0cm"/>
    </style:style>
    <style:style style:name="gr8" style:family="graphic" style:parent-style-name="standard">
      <style:graphic-properties draw:stroke="dash" draw:stroke-dash="Double_20_Dash_20__28_Rounded_29_" svg:stroke-width="0.1cm" svg:stroke-color="#000000" draw:marker-start-width="0.36cm" draw:marker-end-width="0.36cm" svg:stroke-linecap="round" draw:fill="none" draw:textarea-horizontal-align="justify" draw:textarea-vertical-align="middle" draw:auto-grow-height="false" fo:min-height="0.851cm" fo:min-width="5.512cm" fo:padding-top="0.175cm" fo:padding-bottom="0.175cm" fo:padding-left="0.3cm" fo:padding-right="0.3cm"/>
    </style:style>
    <style:style style:name="gr9" style:family="graphic" style:parent-style-name="standard">
      <style:graphic-properties draw:stroke="dash" draw:stroke-dash="Double_20_Dash_20__28_Rounded_29_" svg:stroke-width="0.1cm" svg:stroke-color="#000000" draw:marker-start-width="0.36cm" draw:marker-end-width="0.36cm" svg:stroke-linecap="round" draw:fill="none" draw:textarea-horizontal-align="justify" draw:textarea-vertical-align="middle" draw:auto-grow-height="false" fo:min-height="0.851cm" fo:min-width="0.872cm" fo:padding-top="0.175cm" fo:padding-bottom="0.175cm" fo:padding-left="0.3cm" fo:padding-right="0.3cm"/>
    </style:style>
    <style:style style:name="gr10" style:family="graphic" style:parent-style-name="standard">
      <style:graphic-properties draw:stroke="dash" draw:stroke-dash="Double_20_Dash_20__28_Rounded_29_" svg:stroke-width="0.1cm" svg:stroke-color="#000000" draw:marker-start-width="0.36cm" draw:marker-end-width="0.36cm" svg:stroke-linecap="round" draw:fill="none" draw:textarea-horizontal-align="justify" draw:textarea-vertical-align="middle" draw:auto-grow-height="false" fo:min-height="0.851cm" fo:min-width="7.432cm" fo:padding-top="0.175cm" fo:padding-bottom="0.175cm" fo:padding-left="0.3cm" fo:padding-right="0.3cm"/>
    </style:style>
    <style:style style:name="gr11" style:family="graphic" style:parent-style-name="objectwithoutfill">
      <style:graphic-properties draw:stroke="solid" draw:stroke-dash="Dot" svg:stroke-width="0.25cm" svg:stroke-color="#000000" draw:marker-start-width="0.58cm" draw:marker-end="" draw:marker-end-width="0.68cm" svg:stroke-linecap="round" draw:fill="solid" draw:textarea-vertical-align="middle" fo:padding-top="0.25cm" fo:padding-bottom="0.25cm" fo:padding-left="0.375cm" fo:padding-right="0.375cm"/>
    </style:style>
    <style:style style:name="gr12" style:family="graphic" style:parent-style-name="standard">
      <style:graphic-properties draw:stroke="dash" draw:stroke-dash="Double_20_Dash_20__28_Rounded_29_" svg:stroke-width="0.1cm" svg:stroke-color="#000000" draw:marker-start-width="0.36cm" draw:marker-end-width="0.36cm" svg:stroke-linecap="round" draw:fill="none" draw:textarea-horizontal-align="justify" draw:textarea-vertical-align="middle" draw:auto-grow-height="false" fo:min-height="0.851cm" fo:min-width="1.072cm" fo:padding-top="0.175cm" fo:padding-bottom="0.175cm" fo:padding-left="0.3cm" fo:padding-right="0.3cm"/>
    </style:style>
    <style:style style:name="gr13" style:family="graphic" style:parent-style-name="standard">
      <style:graphic-properties draw:stroke="dash" draw:stroke-dash="Double_20_Dash_20__28_Rounded_29_" svg:stroke-width="0.1cm" svg:stroke-color="#000000" draw:marker-start-width="0.36cm" draw:marker-end-width="0.36cm" svg:stroke-linecap="round" draw:fill="none" draw:textarea-horizontal-align="justify" draw:textarea-vertical-align="middle" draw:auto-grow-height="false" fo:min-height="0.851cm" fo:min-width="3.272cm" fo:padding-top="0.175cm" fo:padding-bottom="0.175cm" fo:padding-left="0.3cm" fo:padding-right="0.3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16" style:family="graphic" style:parent-style-name="objectwithoutfill">
      <style:graphic-properties svg:stroke-width="0.15cm" svg:stroke-color="#000000" draw:marker-start-width="0.43cm" draw:marker-end="" draw:marker-end-width="0.53cm" svg:stroke-linecap="round" draw:fill="solid" draw:textarea-vertical-align="middle" fo:padding-top="0.2cm" fo:padding-bottom="0.2cm" fo:padding-left="0.325cm" fo:padding-right="0.325cm"/>
    </style:style>
    <style:style style:name="gr17" style:family="graphic" style:parent-style-name="objectwithoutfill">
      <style:graphic-properties draw:stroke="dash" draw:stroke-dash="Dot" svg:stroke-width="0.15cm" svg:stroke-color="#000000" draw:marker-start-width="0.43cm" draw:marker-end="Arrow_20_short" draw:marker-end-width="0.53cm" draw:fill="solid" draw:textarea-vertical-align="middle" fo:padding-top="0.2cm" fo:padding-bottom="0.2cm" fo:padding-left="0.325cm" fo:padding-right="0.325cm"/>
    </style:style>
    <style:style style:name="gr18" style:family="graphic" style:parent-style-name="standard">
      <style:graphic-properties draw:stroke="dash" draw:stroke-dash="Double_20_Dash_20__28_Rounded_29_" svg:stroke-width="0.1cm" svg:stroke-color="#000000" draw:marker-start-width="0.36cm" draw:marker-end-width="0.36cm" svg:stroke-linecap="round" draw:fill="none" draw:textarea-horizontal-align="justify" draw:textarea-vertical-align="middle" draw:auto-grow-height="false" fo:min-height="0.851cm" fo:min-width="3.099cm" fo:padding-top="0.175cm" fo:padding-bottom="0.175cm" fo:padding-left="0.3cm" fo:padding-right="0.3cm"/>
    </style:style>
    <style:style style:name="gr19" style:family="graphic" style:parent-style-name="objectwithoutfill">
      <style:graphic-properties draw:stroke="solid" draw:stroke-dash="Dot" svg:stroke-width="0.1cm" svg:stroke-color="#000000" draw:marker-start-width="0.36cm" draw:marker-end="Arrow_20_short" draw:marker-end-width="0.32cm" draw:fill="solid" draw:textarea-vertical-align="middle" fo:padding-top="0.175cm" fo:padding-bottom="0.175cm" fo:padding-left="0.3cm" fo:padding-right="0.3cm"/>
    </style:style>
    <style:style style:name="gr20" style:family="graphic" style:parent-style-name="objectwithoutfill">
      <style:graphic-properties draw:stroke="dash" draw:stroke-dash="Ultrafine_20_Dashed" svg:stroke-width="0.15cm" svg:stroke-color="#808080" draw:marker-start-width="0.43cm" draw:marker-end="" draw:marker-end-width="0.53cm" svg:stroke-linecap="butt" draw:fill="solid" draw:textarea-vertical-align="middle" fo:padding-top="0.2cm" fo:padding-bottom="0.2cm" fo:padding-left="0.325cm" fo:padding-right="0.325cm"/>
    </style:style>
    <style:style style:name="gr21" style:family="graphic" style:parent-style-name="objectwithoutfill">
      <style:graphic-properties draw:stroke="solid" draw:stroke-dash="Dot" svg:stroke-width="0.1cm" svg:stroke-color="#808080" draw:marker-start-width="0.36cm" draw:marker-end="Arrow_20_short" draw:marker-end-width="0.32cm" draw:fill="solid" draw:textarea-vertical-align="middle" fo:padding-top="0.175cm" fo:padding-bottom="0.175cm" fo:padding-left="0.3cm" fo:padding-right="0.3cm"/>
    </style:style>
    <style:style style:name="gr22" style:family="graphic" style:parent-style-name="objectwithoutfill">
      <style:graphic-properties draw:stroke="solid" draw:stroke-dash="Ultrafine_20_Dashed" svg:stroke-width="0.15cm" svg:stroke-color="#000000" draw:marker-start-width="0.43cm" draw:marker-end="" draw:marker-end-width="0.53cm" svg:stroke-linecap="round" draw:fill="solid" draw:textarea-vertical-align="middle" fo:padding-top="0.2cm" fo:padding-bottom="0.2cm" fo:padding-left="0.325cm" fo:padding-right="0.325cm"/>
    </style:style>
    <style:style style:name="gr23" style:family="graphic" style:parent-style-name="standard">
      <style:graphic-properties draw:stroke="none" svg:stroke-color="#000000" draw:fill="none" draw:fill-color="#ffffff" draw:auto-grow-height="true" draw:auto-grow-width="false" fo:max-height="0cm" fo:min-height="1.912cm"/>
      <style:paragraph-properties style:writing-mode="lr-tb"/>
    </style:style>
    <style:style style:name="gr24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882cm" fo:min-width="0.712cm"/>
    </style:style>
    <style:style style:name="gr25" style:family="graphic" style:parent-style-name="standard">
      <style:graphic-properties draw:stroke="none" draw:fill="solid" draw:fill-color="#dddddd" draw:textarea-horizontal-align="justify" draw:textarea-vertical-align="middle" draw:auto-grow-height="false" fo:min-height="0.882cm" fo:min-width="0.301cm"/>
    </style:style>
    <style:style style:name="P1" style:family="paragraph">
      <loext:graphic-properties draw:fill="solid"/>
      <style:paragraph-properties fo:text-align="center"/>
      <style:text-properties fo:font-weight="bold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solid" draw:fill-color="#ff8000"/>
      <style:paragraph-properties fo:text-align="center"/>
    </style:style>
    <style:style style:name="P5" style:family="paragraph">
      <loext:graphic-properties draw:fill="solid" draw:fill-color="#a1467e"/>
      <style:paragraph-properties fo:text-align="center"/>
    </style:style>
    <style:style style:name="P6" style:family="paragraph">
      <loext:graphic-properties draw:fill="solid" draw:fill-color="#ffd428"/>
      <style:paragraph-properties fo:text-align="center"/>
    </style:style>
    <style:style style:name="P7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8" style:family="paragraph">
      <loext:graphic-properties draw:fill="solid"/>
      <style:paragraph-properties fo:text-align="center"/>
    </style:style>
    <style:style style:name="P9" style:family="paragraph">
      <loext:graphic-properties draw:fill="none" draw:fill-color="#ffffff"/>
      <style:paragraph-properties style:writing-mode="lr-tb"/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P10" style:family="paragraph">
      <loext:graphic-properties draw:fill="solid" draw:fill-color="#dddddd"/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9.216cm" svg:y1="7.551cm" svg:x2="6.016cm" svg:y2="3.751cm">
          <text:p/>
        </draw:line>
        <draw:line draw:style-name="gr1" draw:text-style-name="P1" draw:layer="layout" svg:x1="2.616cm" svg:y1="7.551cm" svg:x2="5.216cm" svg:y2="5.151cm">
          <text:p/>
        </draw:line>
        <draw:line draw:style-name="gr1" draw:text-style-name="P1" draw:layer="layout" svg:x1="5.134cm" svg:y1="7.551cm" svg:x2="6.016cm" svg:y2="6.351cm">
          <text:p/>
        </draw:line>
        <draw:line draw:style-name="gr1" draw:text-style-name="P1" draw:layer="layout" svg:x1="6.016cm" svg:y1="3.742cm" svg:x2="6.016cm" svg:y2="2.951cm">
          <text:p/>
        </draw:line>
        <draw:custom-shape draw:style-name="gr2" draw:text-style-name="P2" draw:layer="layout" svg:width="1.713cm" svg:height="1.329cm" svg:x="1.816cm" svg:y="7.6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cm" svg:height="0.301cm" svg:x="2.08cm" svg:y="7.81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2.116cm" svg:y="8.3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2.607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2.607cm" svg:y="8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1cm" svg:height="0.3cm" svg:x="3.097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cm" svg:x="4.166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01cm" svg:x="4.693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01cm" svg:x="4.693cm" svg:y="8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cm" svg:height="0.3cm" svg:x="5.184cm" svg:y="8.0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1.713cm" svg:height="1.329cm" svg:x="3.903cm" svg:y="7.6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3cm" svg:height="0.3cm" svg:x="8.526cm" svg:y="8.11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9.053cm" svg:y="7.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9.053cm" svg:y="8.47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cm" svg:x="9.416cm" svg:y="8.05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714cm" svg:height="1.329cm" svg:x="8.262cm" svg:y="7.6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" draw:text-style-name="P1" draw:layer="layout" svg:x1="7.216cm" svg:y1="7.551cm" svg:x2="6.016cm" svg:y2="6.351cm">
          <text:p/>
        </draw:line>
        <draw:line draw:style-name="gr1" draw:text-style-name="P1" draw:layer="layout" svg:x1="5.216cm" svg:y1="5.151cm" svg:x2="6.016cm" svg:y2="3.751cm">
          <text:p/>
        </draw:line>
        <draw:custom-shape draw:style-name="gr7" draw:text-style-name="P6" draw:layer="layout" svg:width="0.3cm" svg:height="0.3cm" svg:x="6.366cm" svg:y="8.01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01cm" svg:x="6.893cm" svg:y="7.8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01cm" svg:x="6.592cm" svg:y="8.3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cm" svg:x="7.216cm" svg:y="8.1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714cm" svg:height="1.329cm" svg:x="6.102cm" svg:y="7.622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2" draw:layer="layout" svg:width="1.713cm" svg:height="1.329cm" svg:x="11.987cm" svg:y="7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3" draw:layer="layout" svg:width="0.3cm" svg:height="0.301cm" svg:x="12.287cm" svg:y="8.2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12.778cm" svg:y="7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12.778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1cm" svg:height="0.3cm" svg:x="13.268cm" svg:y="8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cm" svg:x="14.623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01cm" svg:x="15.15cm" svg:y="7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01cm" svg:x="15.15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cm" svg:height="0.3cm" svg:x="15.641cm" svg:y="8.0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cm" svg:height="0.3cm" svg:x="18.697cm" svg:y="8.06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19.224cm" svg:y="7.8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19.224cm" svg:y="8.4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cm" svg:x="19.714cm" svg:y="8.12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.714cm" svg:height="1.329cm" svg:x="18.433cm" svg:y="7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cm" svg:height="0.3cm" svg:x="16.737cm" svg:y="7.9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01cm" svg:x="17.264cm" svg:y="7.7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01cm" svg:x="16.963cm" svg:y="8.32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cm" svg:x="17.453cm" svg:y="8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22.327cm" svg:y="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22.818cm" svg:y="8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1cm" svg:height="0.3cm" svg:x="23.308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cm" svg:x="24.663cm" svg:y="7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01cm" svg:x="25.19cm" svg:y="8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cm" svg:height="0.3cm" svg:x="25.681cm" svg:y="8.0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6.24cm" svg:height="1.329cm" svg:x="21.987cm" svg:y="7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3cm" svg:height="0.3cm" svg:x="28.737cm" svg:y="8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29.264cm" svg:y="7.9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29.264cm" svg:y="8.4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cm" svg:x="29.754cm" svg:y="8.15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6cm" svg:height="1.329cm" svg:x="28.587cm" svg:y="7.601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cm" svg:height="0.3cm" svg:x="26.777cm" svg:y="7.99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01cm" svg:x="27.003cm" svg:y="8.35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cm" svg:x="27.587cm" svg:y="8.2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6.016cm" svg:y1="6.351cm" svg:x2="5.216cm" svg:y2="5.151cm">
          <text:p/>
        </draw:line>
        <draw:line draw:style-name="gr1" draw:text-style-name="P1" draw:layer="layout" svg:x1="6.127cm" svg:y1="17.704cm" svg:x2="6.105cm" svg:y2="13.137cm">
          <text:p/>
        </draw:line>
        <draw:custom-shape draw:style-name="gr3" draw:text-style-name="P3" draw:layer="layout" svg:width="0.3cm" svg:height="0.301cm" svg:x="4.569cm" svg:y="17.9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4.605cm" svg:y="18.5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5.096cm" svg:y="1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5.096cm" svg:y="18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1cm" svg:height="0.3cm" svg:x="5.586cm" svg:y="18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cm" svg:x="2.168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01cm" svg:x="2.695cm" svg:y="1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01cm" svg:x="2.695cm" svg:y="18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cm" svg:height="0.3cm" svg:x="3.186cm" svg:y="18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2" draw:layer="layout" svg:width="8.16cm" svg:height="1.329cm" svg:x="1.905cm" svg:y="17.80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3cm" svg:height="0.3cm" svg:x="8.615cm" svg:y="18.3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9.142cm" svg:y="18.1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9.142cm" svg:y="18.66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cm" svg:x="9.505cm" svg:y="18.23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cm" svg:height="0.3cm" svg:x="6.655cm" svg:y="18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01cm" svg:x="7.182cm" svg:y="18.0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01cm" svg:x="6.881cm" svg:y="18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cm" svg:x="7.505cm" svg:y="18.33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" draw:text-style-name="P1" draw:layer="layout" svg:x1="16.36cm" svg:y1="13.904cm" svg:x2="16.36cm" svg:y2="13.113cm">
          <text:p/>
        </draw:line>
        <draw:line draw:style-name="gr11" draw:text-style-name="P1" draw:layer="layout" svg:x1="26.568cm" svg:y1="13.962cm" svg:x2="23.281cm" svg:y2="17.833cm">
          <text:p/>
        </draw:line>
        <draw:line draw:style-name="gr11" draw:text-style-name="P1" draw:layer="layout" svg:x1="27.368cm" svg:y1="15.233cm" svg:x2="29.568cm" svg:y2="17.762cm">
          <text:p/>
        </draw:line>
        <draw:line draw:style-name="gr1" draw:text-style-name="P1" draw:layer="layout" svg:x1="26.568cm" svg:y1="13.953cm" svg:x2="26.568cm" svg:y2="13.162cm">
          <text:p/>
        </draw:line>
        <draw:custom-shape draw:style-name="gr3" draw:text-style-name="P3" draw:layer="layout" svg:width="0.3cm" svg:height="0.301cm" svg:x="25.032cm" svg:y="18.0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25.068cm" svg:y="18.5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25.559cm" svg:y="18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25.559cm" svg:y="18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1cm" svg:height="0.3cm" svg:x="26.049cm" svg:y="1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cm" svg:x="22.631cm" svg:y="1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01cm" svg:x="23.158cm" svg:y="18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01cm" svg:x="23.158cm" svg:y="18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cm" svg:height="0.3cm" svg:x="23.649cm" svg:y="18.2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2" draw:layer="layout" svg:width="1.8cm" svg:height="1.329cm" svg:x="22.368cm" svg:y="1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3cm" svg:height="0.3cm" svg:x="29.078cm" svg:y="18.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29.605cm" svg:y="18.1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29.605cm" svg:y="18.68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cm" svg:x="29.968cm" svg:y="18.2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26.41cm" svg:y1="17.736cm" svg:x2="25.352cm" svg:y2="15.406cm">
          <text:p/>
        </draw:line>
        <draw:line draw:style-name="gr11" draw:text-style-name="P1" draw:layer="layout" svg:x1="27.368cm" svg:y1="15.233cm" svg:x2="26.568cm" svg:y2="13.962cm">
          <text:p/>
        </draw:line>
        <draw:custom-shape draw:style-name="gr7" draw:text-style-name="P6" draw:layer="layout" svg:width="0.3cm" svg:height="0.3cm" svg:x="27.118cm" svg:y="18.22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01cm" svg:x="27.645cm" svg:y="18.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01cm" svg:x="27.344cm" svg:y="18.58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cm" svg:x="27.968cm" svg:y="18.36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2" draw:layer="layout" svg:width="4cm" svg:height="1.329cm" svg:x="24.568cm" svg:y="1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2" draw:layer="layout" svg:width="1.6cm" svg:height="1.329cm" svg:x="28.968cm" svg:y="17.833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4" draw:text-style-name="P7" draw:layer="layout" svg:width="1.087cm" svg:height="0.962cm" svg:x="2.129cm" svg:y="8.951cm">
          <draw:text-box>
            <text:p><text:span text:style-name="T1">A</text:span></text:p>
          </draw:text-box>
        </draw:frame>
        <draw:frame draw:style-name="gr14" draw:text-style-name="P7" draw:layer="layout" svg:width="1.087cm" svg:height="0.962cm" svg:x="4.216cm" svg:y="8.989cm">
          <draw:text-box>
            <text:p><text:span text:style-name="T1">B</text:span></text:p>
          </draw:text-box>
        </draw:frame>
        <draw:frame draw:style-name="gr14" draw:text-style-name="P7" draw:layer="layout" svg:width="1.087cm" svg:height="0.962cm" svg:x="6.416cm" svg:y="8.989cm">
          <draw:text-box>
            <text:p><text:span text:style-name="T1">C</text:span></text:p>
          </draw:text-box>
        </draw:frame>
        <draw:frame draw:style-name="gr14" draw:text-style-name="P7" draw:layer="layout" svg:width="1.087cm" svg:height="0.962cm" svg:x="8.616cm" svg:y="8.989cm">
          <draw:text-box>
            <text:p><text:span text:style-name="T1">D</text:span></text:p>
          </draw:text-box>
        </draw:frame>
        <draw:frame draw:style-name="gr14" draw:text-style-name="P7" draw:layer="layout" svg:width="1.087cm" svg:height="0.962cm" svg:x="12.387cm" svg:y="8.899cm">
          <draw:text-box>
            <text:p><text:span text:style-name="T1">A</text:span></text:p>
          </draw:text-box>
        </draw:frame>
        <draw:frame draw:style-name="gr15" draw:text-style-name="P7" draw:layer="layout" svg:width="2.113cm" svg:height="1.673cm" svg:x="15.387cm" svg:y="8.899cm">
          <draw:text-box>
            <text:p><text:span text:style-name="T1">BC</text:span></text:p>
          </draw:text-box>
        </draw:frame>
        <draw:frame draw:style-name="gr14" draw:text-style-name="P7" draw:layer="layout" svg:width="1.087cm" svg:height="0.962cm" svg:x="18.874cm" svg:y="8.937cm">
          <draw:text-box>
            <text:p><text:span text:style-name="T1">D</text:span></text:p>
          </draw:text-box>
        </draw:frame>
        <draw:frame draw:style-name="gr14" draw:text-style-name="P7" draw:layer="layout" svg:width="2.8cm" svg:height="0.962cm" svg:x="24.187cm" svg:y="8.939cm">
          <draw:text-box>
            <text:p><text:span text:style-name="T1">ABC</text:span></text:p>
          </draw:text-box>
        </draw:frame>
        <draw:frame draw:style-name="gr14" draw:text-style-name="P7" draw:layer="layout" svg:width="1.087cm" svg:height="0.962cm" svg:x="28.874cm" svg:y="8.977cm">
          <draw:text-box>
            <text:p><text:span text:style-name="T1">D</text:span></text:p>
          </draw:text-box>
        </draw:frame>
        <draw:line draw:style-name="gr1" draw:text-style-name="P1" draw:layer="layout" svg:x1="19.387cm" svg:y1="7.499cm" svg:x2="16.187cm" svg:y2="3.699cm">
          <text:p/>
        </draw:line>
        <draw:line draw:style-name="gr1" draw:text-style-name="P1" draw:layer="layout" svg:x1="12.787cm" svg:y1="7.499cm" svg:x2="15.387cm" svg:y2="5.099cm">
          <text:p/>
        </draw:line>
        <draw:line draw:style-name="gr1" draw:text-style-name="P1" draw:layer="layout" svg:x1="16.187cm" svg:y1="3.69cm" svg:x2="16.187cm" svg:y2="2.899cm">
          <text:p/>
        </draw:line>
        <draw:line draw:style-name="gr1" draw:text-style-name="P1" draw:layer="layout" svg:x1="15.387cm" svg:y1="5.099cm" svg:x2="16.187cm" svg:y2="3.699cm">
          <text:p/>
        </draw:line>
        <draw:line draw:style-name="gr1" draw:text-style-name="P1" draw:layer="layout" svg:x1="16.187cm" svg:y1="7.499cm" svg:x2="15.387cm" svg:y2="5.099cm">
          <text:p/>
        </draw:line>
        <draw:line draw:style-name="gr1" draw:text-style-name="P1" draw:layer="layout" svg:x1="29.387cm" svg:y1="7.539cm" svg:x2="26.187cm" svg:y2="3.739cm">
          <text:p/>
        </draw:line>
        <draw:line draw:style-name="gr1" draw:text-style-name="P1" draw:layer="layout" svg:x1="26.187cm" svg:y1="3.73cm" svg:x2="26.187cm" svg:y2="2.939cm">
          <text:p/>
        </draw:line>
        <draw:line draw:style-name="gr1" draw:text-style-name="P1" draw:layer="layout" svg:x1="24.787cm" svg:y1="7.539cm" svg:x2="26.187cm" svg:y2="3.739cm">
          <text:p/>
        </draw:line>
        <draw:line draw:style-name="gr16" draw:text-style-name="P1" draw:layer="layout" svg:x1="1.127cm" svg:y1="4.141cm" svg:x2="2.427cm" svg:y2="2.391cm">
          <text:p/>
        </draw:line>
        <draw:line draw:style-name="gr16" draw:text-style-name="P1" draw:layer="layout" svg:x1="3.618cm" svg:y1="4.143cm" svg:x2="2.427cm" svg:y2="2.391cm">
          <text:p/>
        </draw:line>
        <draw:line draw:style-name="gr16" draw:text-style-name="P1" draw:layer="layout" svg:x1="2.427cm" svg:y1="1.941cm" svg:x2="2.427cm" svg:y2="2.391cm">
          <text:p/>
        </draw:line>
        <draw:line draw:style-name="gr16" draw:text-style-name="P1" draw:layer="layout" svg:x1="2.927cm" svg:y1="4.141cm" svg:x2="2.167cm" svg:y2="2.807cm">
          <text:p/>
        </draw:line>
        <draw:line draw:style-name="gr16" draw:text-style-name="P1" draw:layer="layout" svg:x1="2.069cm" svg:y1="4.14cm" svg:x2="2.503cm" svg:y2="3.497cm">
          <text:p/>
        </draw:line>
        <draw:custom-shape draw:style-name="gr3" draw:text-style-name="P3" draw:layer="layout" svg:width="0.3cm" svg:height="0.301cm" svg:x="22.587cm" svg:y="7.93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2cm" svg:height="0.962cm" svg:x="4.705cm" svg:y="19.175cm">
          <draw:text-box>
            <text:p><text:span text:style-name="T1">ABCD</text:span></text:p>
          </draw:text-box>
        </draw:frame>
        <draw:frame draw:style-name="gr14" draw:text-style-name="P7" draw:layer="layout" svg:width="3.2cm" svg:height="0.962cm" svg:x="25.768cm" svg:y="19.162cm">
          <draw:text-box>
            <text:p><text:span text:style-name="T1">BC</text:span></text:p>
          </draw:text-box>
        </draw:frame>
        <draw:frame draw:style-name="gr14" draw:text-style-name="P7" draw:layer="layout" svg:width="1.087cm" svg:height="0.962cm" svg:x="22.768cm" svg:y="19.162cm">
          <draw:text-box>
            <text:p><text:span text:style-name="T1">A</text:span></text:p>
          </draw:text-box>
        </draw:frame>
        <draw:frame draw:style-name="gr14" draw:text-style-name="P7" draw:layer="layout" svg:width="1.087cm" svg:height="0.962cm" svg:x="29.255cm" svg:y="19.2cm">
          <draw:text-box>
            <text:p><text:span text:style-name="T1">D</text:span></text:p>
          </draw:text-box>
        </draw:frame>
        <draw:frame draw:style-name="gr14" draw:text-style-name="P7" draw:layer="layout" svg:width="1.087cm" svg:height="0.962cm" svg:x="0.642cm" svg:y="4.027cm">
          <draw:text-box>
            <text:p><text:span text:style-name="T1">A</text:span></text:p>
          </draw:text-box>
        </draw:frame>
        <draw:frame draw:style-name="gr14" draw:text-style-name="P7" draw:layer="layout" svg:width="1.087cm" svg:height="0.962cm" svg:x="1.529cm" svg:y="4.027cm">
          <draw:text-box>
            <text:p><text:span text:style-name="T1">B</text:span></text:p>
          </draw:text-box>
        </draw:frame>
        <draw:frame draw:style-name="gr14" draw:text-style-name="P7" draw:layer="layout" svg:width="1.087cm" svg:height="0.962cm" svg:x="2.429cm" svg:y="4.027cm">
          <draw:text-box>
            <text:p><text:span text:style-name="T1">C</text:span></text:p>
          </draw:text-box>
        </draw:frame>
        <draw:frame draw:style-name="gr14" draw:text-style-name="P7" draw:layer="layout" svg:width="1.087cm" svg:height="0.962cm" svg:x="3.242cm" svg:y="4.027cm">
          <draw:text-box>
            <text:p><text:span text:style-name="T1">D</text:span></text:p>
          </draw:text-box>
        </draw:frame>
        <draw:line draw:style-name="gr17" draw:text-style-name="P8" draw:layer="layout" svg:x1="3.616cm" svg:y1="6.951cm" svg:x2="5.416cm" svg:y2="6.951cm">
          <text:p/>
        </draw:line>
        <draw:custom-shape draw:style-name="gr18" draw:text-style-name="P2" draw:layer="layout" svg:width="3.827cm" svg:height="1.329cm" svg:x="14.187cm" svg:y="7.5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line draw:style-name="gr17" draw:text-style-name="P8" draw:layer="layout" svg:x1="13.787cm" svg:y1="6.937cm" svg:x2="15.787cm" svg:y2="6.937cm">
          <text:p/>
        </draw:line>
        <draw:line draw:style-name="gr19" draw:text-style-name="P8" draw:layer="layout" svg:x1="1.584cm" svg:y1="3.757cm" svg:x2="2.184cm" svg:y2="3.757cm">
          <text:p/>
        </draw:line>
        <draw:line draw:style-name="gr16" draw:text-style-name="P1" draw:layer="layout" svg:x1="11.898cm" svg:y1="4.127cm" svg:x2="13.198cm" svg:y2="2.377cm">
          <text:p/>
        </draw:line>
        <draw:line draw:style-name="gr16" draw:text-style-name="P1" draw:layer="layout" svg:x1="14.389cm" svg:y1="4.129cm" svg:x2="13.198cm" svg:y2="2.377cm">
          <text:p/>
        </draw:line>
        <draw:line draw:style-name="gr16" draw:text-style-name="P1" draw:layer="layout" svg:x1="13.198cm" svg:y1="1.927cm" svg:x2="13.198cm" svg:y2="2.377cm">
          <text:p/>
        </draw:line>
        <draw:line draw:style-name="gr16" draw:text-style-name="P1" draw:layer="layout" svg:x1="13.306cm" svg:y1="3.439cm" svg:x2="12.938cm" svg:y2="2.793cm">
          <text:p/>
        </draw:line>
        <draw:line draw:style-name="gr20" draw:text-style-name="P1" draw:layer="layout" svg:x1="12.84cm" svg:y1="4.126cm" svg:x2="13.274cm" svg:y2="3.483cm">
          <text:p/>
        </draw:line>
        <draw:frame draw:style-name="gr14" draw:text-style-name="P7" draw:layer="layout" svg:width="1.087cm" svg:height="0.962cm" svg:x="11.413cm" svg:y="4.013cm">
          <draw:text-box>
            <text:p><text:span text:style-name="T1">A</text:span></text:p>
          </draw:text-box>
        </draw:frame>
        <draw:frame draw:style-name="gr14" draw:text-style-name="P7" draw:layer="layout" svg:width="1.087cm" svg:height="0.962cm" svg:x="12.3cm" svg:y="4.013cm">
          <draw:text-box>
            <text:p><text:span text:style-name="T1">B</text:span></text:p>
          </draw:text-box>
        </draw:frame>
        <draw:frame draw:style-name="gr14" draw:text-style-name="P7" draw:layer="layout" svg:width="1.087cm" svg:height="0.962cm" svg:x="13.2cm" svg:y="4.013cm">
          <draw:text-box>
            <text:p><text:span text:style-name="T1">C</text:span></text:p>
          </draw:text-box>
        </draw:frame>
        <draw:frame draw:style-name="gr14" draw:text-style-name="P7" draw:layer="layout" svg:width="1.087cm" svg:height="0.962cm" svg:x="14.013cm" svg:y="4.013cm">
          <draw:text-box>
            <text:p><text:span text:style-name="T1">D</text:span></text:p>
          </draw:text-box>
        </draw:frame>
        <draw:line draw:style-name="gr19" draw:text-style-name="P8" draw:layer="layout" svg:x1="12.309cm" svg:y1="3.814cm" svg:x2="12.909cm" svg:y2="3.814cm">
          <text:p/>
        </draw:line>
        <draw:line draw:style-name="gr20" draw:text-style-name="P1" draw:layer="layout" svg:x1="13.744cm" svg:y1="4.111cm" svg:x2="13.318cm" svg:y2="3.466cm">
          <text:p/>
        </draw:line>
        <draw:line draw:style-name="gr20" draw:text-style-name="P1" draw:layer="layout" svg:x1="21.898cm" svg:y1="4.377cm" svg:x2="22.907cm" svg:y2="3.015cm">
          <text:p/>
        </draw:line>
        <draw:line draw:style-name="gr16" draw:text-style-name="P1" draw:layer="layout" svg:x1="24.389cm" svg:y1="4.379cm" svg:x2="23.198cm" svg:y2="2.627cm">
          <text:p/>
        </draw:line>
        <draw:line draw:style-name="gr16" draw:text-style-name="P1" draw:layer="layout" svg:x1="23.198cm" svg:y1="2.177cm" svg:x2="23.198cm" svg:y2="2.627cm">
          <text:p/>
        </draw:line>
        <draw:line draw:style-name="gr20" draw:text-style-name="P1" draw:layer="layout" svg:x1="23.306cm" svg:y1="3.689cm" svg:x2="22.938cm" svg:y2="3.043cm">
          <text:p/>
        </draw:line>
        <draw:line draw:style-name="gr20" draw:text-style-name="P1" draw:layer="layout" svg:x1="22.84cm" svg:y1="4.376cm" svg:x2="23.274cm" svg:y2="3.733cm">
          <text:p/>
        </draw:line>
        <draw:frame draw:style-name="gr14" draw:text-style-name="P7" draw:layer="layout" svg:width="1.087cm" svg:height="0.962cm" svg:x="21.413cm" svg:y="4.263cm">
          <draw:text-box>
            <text:p><text:span text:style-name="T1">A</text:span></text:p>
          </draw:text-box>
        </draw:frame>
        <draw:frame draw:style-name="gr14" draw:text-style-name="P7" draw:layer="layout" svg:width="1.087cm" svg:height="0.962cm" svg:x="22.3cm" svg:y="4.263cm">
          <draw:text-box>
            <text:p><text:span text:style-name="T1">B</text:span></text:p>
          </draw:text-box>
        </draw:frame>
        <draw:frame draw:style-name="gr14" draw:text-style-name="P7" draw:layer="layout" svg:width="1.087cm" svg:height="0.962cm" svg:x="23.2cm" svg:y="4.263cm">
          <draw:text-box>
            <text:p><text:span text:style-name="T1">C</text:span></text:p>
          </draw:text-box>
        </draw:frame>
        <draw:frame draw:style-name="gr14" draw:text-style-name="P7" draw:layer="layout" svg:width="1.087cm" svg:height="0.962cm" svg:x="24.013cm" svg:y="4.263cm">
          <draw:text-box>
            <text:p><text:span text:style-name="T1">D</text:span></text:p>
          </draw:text-box>
        </draw:frame>
        <draw:line draw:style-name="gr21" draw:text-style-name="P8" draw:layer="layout" svg:x1="22.375cm" svg:y1="3.951cm" svg:x2="22.975cm" svg:y2="3.951cm">
          <text:p/>
        </draw:line>
        <draw:line draw:style-name="gr20" draw:text-style-name="P1" draw:layer="layout" svg:x1="23.744cm" svg:y1="4.361cm" svg:x2="23.318cm" svg:y2="3.716cm">
          <text:p/>
        </draw:line>
        <draw:line draw:style-name="gr16" draw:text-style-name="P1" draw:layer="layout" svg:x1="23.16cm" svg:y1="2.619cm" svg:x2="22.907cm" svg:y2="3.015cm">
          <text:p/>
        </draw:line>
        <draw:line draw:style-name="gr20" draw:text-style-name="P1" draw:layer="layout" svg:x1="1.253cm" svg:y1="14.527cm" svg:x2="2.262cm" svg:y2="13.165cm">
          <text:p/>
        </draw:line>
        <draw:line draw:style-name="gr20" draw:text-style-name="P1" draw:layer="layout" svg:x1="3.744cm" svg:y1="14.529cm" svg:x2="2.553cm" svg:y2="12.777cm">
          <text:p/>
        </draw:line>
        <draw:line draw:style-name="gr20" draw:text-style-name="P1" draw:layer="layout" svg:x1="2.661cm" svg:y1="13.839cm" svg:x2="2.25cm" svg:y2="13.25cm">
          <text:p/>
        </draw:line>
        <draw:line draw:style-name="gr20" draw:text-style-name="P1" draw:layer="layout" svg:x1="2.195cm" svg:y1="14.526cm" svg:x2="2.629cm" svg:y2="13.883cm">
          <text:p/>
        </draw:line>
        <draw:frame draw:style-name="gr14" draw:text-style-name="P7" draw:layer="layout" svg:width="1.087cm" svg:height="0.962cm" svg:x="0.768cm" svg:y="14.413cm">
          <draw:text-box>
            <text:p><text:span text:style-name="T1">A</text:span></text:p>
          </draw:text-box>
        </draw:frame>
        <draw:frame draw:style-name="gr14" draw:text-style-name="P7" draw:layer="layout" svg:width="1.087cm" svg:height="0.962cm" svg:x="1.655cm" svg:y="14.413cm">
          <draw:text-box>
            <text:p><text:span text:style-name="T1">B</text:span></text:p>
          </draw:text-box>
        </draw:frame>
        <draw:frame draw:style-name="gr14" draw:text-style-name="P7" draw:layer="layout" svg:width="1.087cm" svg:height="0.962cm" svg:x="2.555cm" svg:y="14.413cm">
          <draw:text-box>
            <text:p><text:span text:style-name="T1">C</text:span></text:p>
          </draw:text-box>
        </draw:frame>
        <draw:frame draw:style-name="gr14" draw:text-style-name="P7" draw:layer="layout" svg:width="1.087cm" svg:height="0.962cm" svg:x="3.368cm" svg:y="14.413cm">
          <draw:text-box>
            <text:p><text:span text:style-name="T1">D</text:span></text:p>
          </draw:text-box>
        </draw:frame>
        <draw:line draw:style-name="gr21" draw:text-style-name="P8" draw:layer="layout" svg:x1="1.75cm" svg:y1="14.18cm" svg:x2="2.25cm" svg:y2="14.18cm">
          <text:p/>
        </draw:line>
        <draw:line draw:style-name="gr20" draw:text-style-name="P1" draw:layer="layout" svg:x1="3.099cm" svg:y1="14.511cm" svg:x2="2.72cm" svg:y2="13.924cm">
          <text:p/>
        </draw:line>
        <draw:line draw:style-name="gr20" draw:text-style-name="P1" draw:layer="layout" svg:x1="2.515cm" svg:y1="12.769cm" svg:x2="2.262cm" svg:y2="13.165cm">
          <text:p/>
        </draw:line>
        <draw:line draw:style-name="gr16" draw:text-style-name="P1" draw:layer="layout" svg:x1="2.553cm" svg:y1="12.327cm" svg:x2="2.553cm" svg:y2="12.777cm">
          <text:p/>
        </draw:line>
        <draw:line draw:style-name="gr22" draw:text-style-name="P1" draw:layer="layout" svg:x1="13.041cm" svg:y1="12.828cm" svg:x2="13.424cm" svg:y2="12.328cm">
          <text:p/>
        </draw:line>
        <draw:line draw:style-name="gr20" draw:text-style-name="P1" draw:layer="layout" svg:x1="12.25cm" svg:y1="14cm" svg:x2="13cm" svg:y2="12.856cm">
          <text:p/>
        </draw:line>
        <draw:line draw:style-name="gr20" draw:text-style-name="P1" draw:layer="layout" svg:x1="13.566cm" svg:y1="13.343cm" svg:x2="13.144cm" svg:y2="12.885cm">
          <text:p/>
        </draw:line>
        <draw:line draw:style-name="gr20" draw:text-style-name="P1" draw:layer="layout" svg:x1="13.1cm" svg:y1="14.03cm" svg:x2="13.534cm" svg:y2="13.387cm">
          <text:p/>
        </draw:line>
        <draw:frame draw:style-name="gr14" draw:text-style-name="P7" draw:layer="layout" svg:width="1.087cm" svg:height="0.962cm" svg:x="11.673cm" svg:y="13.917cm">
          <draw:text-box>
            <text:p><text:span text:style-name="T1">A</text:span></text:p>
          </draw:text-box>
        </draw:frame>
        <draw:frame draw:style-name="gr14" draw:text-style-name="P7" draw:layer="layout" svg:width="1.087cm" svg:height="0.962cm" svg:x="12.56cm" svg:y="13.917cm">
          <draw:text-box>
            <text:p><text:span text:style-name="T1">B</text:span></text:p>
          </draw:text-box>
        </draw:frame>
        <draw:frame draw:style-name="gr14" draw:text-style-name="P7" draw:layer="layout" svg:width="1.087cm" svg:height="0.962cm" svg:x="13.46cm" svg:y="13.917cm">
          <draw:text-box>
            <text:p><text:span text:style-name="T1">C</text:span></text:p>
          </draw:text-box>
        </draw:frame>
        <draw:frame draw:style-name="gr14" draw:text-style-name="P7" draw:layer="layout" svg:width="1.087cm" svg:height="0.962cm" svg:x="14.273cm" svg:y="13.917cm">
          <draw:text-box>
            <text:p><text:span text:style-name="T1">D</text:span></text:p>
          </draw:text-box>
        </draw:frame>
        <draw:line draw:style-name="gr20" draw:text-style-name="P1" draw:layer="layout" svg:x1="14.004cm" svg:y1="14.015cm" svg:x2="13.625cm" svg:y2="13.428cm">
          <text:p/>
        </draw:line>
        <draw:line draw:style-name="gr22" draw:text-style-name="P1" draw:layer="layout" svg:x1="13.484cm" svg:y1="12.322cm" svg:x2="14.547cm" svg:y2="13.917cm">
          <text:p/>
        </draw:line>
        <draw:line draw:style-name="gr16" draw:text-style-name="P1" draw:layer="layout" svg:x1="13.458cm" svg:y1="11.831cm" svg:x2="13.458cm" svg:y2="12.281cm">
          <text:p/>
        </draw:line>
        <draw:line draw:style-name="gr22" draw:text-style-name="P1" draw:layer="layout" svg:x1="22.224cm" svg:y1="14.115cm" svg:x2="23.49cm" svg:y2="12.412cm">
          <text:p/>
        </draw:line>
        <draw:line draw:style-name="gr22" draw:text-style-name="P1" draw:layer="layout" svg:x1="24.715cm" svg:y1="14.117cm" svg:x2="23.884cm" svg:y2="12.973cm">
          <text:p/>
        </draw:line>
        <draw:line draw:style-name="gr22" draw:text-style-name="P1" draw:layer="layout" svg:x1="23.632cm" svg:y1="13.427cm" svg:x2="23.111cm" svg:y2="13.035cm">
          <text:p/>
        </draw:line>
        <draw:line draw:style-name="gr20" draw:text-style-name="P1" draw:layer="layout" svg:x1="23.166cm" svg:y1="14.114cm" svg:x2="23.6cm" svg:y2="13.471cm">
          <text:p/>
        </draw:line>
        <draw:frame draw:style-name="gr14" draw:text-style-name="P7" draw:layer="layout" svg:width="1.087cm" svg:height="0.962cm" svg:x="21.739cm" svg:y="14.001cm">
          <draw:text-box>
            <text:p><text:span text:style-name="T1">A</text:span></text:p>
          </draw:text-box>
        </draw:frame>
        <draw:frame draw:style-name="gr14" draw:text-style-name="P7" draw:layer="layout" svg:width="1.087cm" svg:height="0.962cm" svg:x="22.626cm" svg:y="14.001cm">
          <draw:text-box>
            <text:p><text:span text:style-name="T1">B</text:span></text:p>
          </draw:text-box>
        </draw:frame>
        <draw:frame draw:style-name="gr14" draw:text-style-name="P7" draw:layer="layout" svg:width="1.087cm" svg:height="0.962cm" svg:x="23.5cm" svg:y="14cm">
          <draw:text-box>
            <text:p><text:span text:style-name="T1">C</text:span></text:p>
          </draw:text-box>
        </draw:frame>
        <draw:frame draw:style-name="gr14" draw:text-style-name="P7" draw:layer="layout" svg:width="1.087cm" svg:height="0.962cm" svg:x="24.339cm" svg:y="14.001cm">
          <draw:text-box>
            <text:p><text:span text:style-name="T1">D</text:span></text:p>
          </draw:text-box>
        </draw:frame>
        <draw:line draw:style-name="gr19" draw:text-style-name="P8" draw:layer="layout" svg:x1="22.642cm" svg:y1="13.792cm" svg:x2="23.166cm" svg:y2="13.792cm">
          <text:p/>
        </draw:line>
        <draw:line draw:style-name="gr20" draw:text-style-name="P1" draw:layer="layout" svg:x1="24.07cm" svg:y1="14.099cm" svg:x2="23.691cm" svg:y2="13.512cm">
          <text:p/>
        </draw:line>
        <draw:line draw:style-name="gr22" draw:text-style-name="P1" draw:layer="layout" svg:x1="23.55cm" svg:y1="12.406cm" svg:x2="23.886cm" svg:y2="12.973cm">
          <text:p/>
        </draw:line>
        <draw:line draw:style-name="gr16" draw:text-style-name="P1" draw:layer="layout" svg:x1="23.524cm" svg:y1="11.915cm" svg:x2="23.524cm" svg:y2="12.365cm">
          <text:p/>
        </draw:line>
        <draw:line draw:style-name="gr17" draw:text-style-name="P8" draw:layer="layout" svg:x1="24.034cm" svg:y1="17.278cm" svg:x2="26cm" svg:y2="17.25cm">
          <text:p/>
        </draw:line>
        <draw:frame draw:style-name="gr23" draw:text-style-name="P9" draw:layer="layout" svg:width="1.887cm" svg:height="2.162cm" svg:x="0cm" svg:y="0cm">
          <draw:text-box>
            <text:p><text:span text:style-name="T2">a)</text:span></text:p>
          </draw:text-box>
        </draw:frame>
        <draw:frame draw:style-name="gr14" draw:text-style-name="P7" draw:layer="layout" svg:width="1.087cm" svg:height="0.962cm" svg:x="0.643cm" svg:y="4.027cm">
          <draw:text-box>
            <text:p><text:span text:style-name="T1">A</text:span></text:p>
          </draw:text-box>
        </draw:frame>
        <draw:frame draw:style-name="gr23" draw:text-style-name="P9" draw:layer="layout" svg:width="1.887cm" svg:height="2.162cm" svg:x="0cm" svg:y="10.412cm">
          <draw:text-box>
            <text:p><text:span text:style-name="T2">b)</text:span></text:p>
          </draw:text-box>
        </draw:frame>
        <draw:custom-shape draw:style-name="gr24" draw:text-style-name="P10" draw:layer="layout" svg:width="1.211cm" svg:height="1.131cm" svg:x="10.589cm" svg:y="6.177cm">
          <text:p/>
          <draw:enhanced-geometry svg:viewBox="0 0 21600 21600" draw:text-areas="0 0 21600 21600" draw:type="chevron" draw:modifiers="14471.28712871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1.211cm" svg:height="1.131cm" svg:x="20.55cm" svg:y="6.177cm">
          <text:p/>
          <draw:enhanced-geometry svg:viewBox="0 0 21600 21600" draw:mirror-horizontal="false" draw:mirror-vertical="false" draw:text-areas="0 0 21600 21600" draw:type="chevron" draw:modifiers="14471.28712871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1.211cm" svg:height="1.131cm" svg:x="30.174cm" svg:y="6.046cm">
          <text:p/>
          <draw:enhanced-geometry svg:viewBox="0 0 21600 21600" draw:text-areas="0 0 21600 21600" draw:type="chevron" draw:modifiers="14471.28712871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0" draw:layer="layout" svg:width="0.8cm" svg:height="1.131cm" svg:x="30.768cm" svg:y="6.046cm">
          <text:p/>
          <draw:enhanced-geometry svg:viewBox="0 0 21600 21600" draw:mirror-horizontal="false" draw:mirror-vertical="false" draw:text-areas="0 0 21600 21600" draw:type="chevron" draw:modifiers="21573.033707865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1.211cm" svg:height="1.131cm" svg:x="10.589cm" svg:y="16.134cm">
          <text:p/>
          <draw:enhanced-geometry svg:viewBox="0 0 21600 21600" draw:text-areas="0 0 21600 21600" draw:type="chevron" draw:modifiers="14471.28712871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1.211cm" svg:height="1.131cm" svg:x="20.795cm" svg:y="16.153cm">
          <text:p/>
          <draw:enhanced-geometry svg:viewBox="0 0 21600 21600" draw:text-areas="0 0 21600 21600" draw:type="chevron" draw:modifiers="14471.28712871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4" draw:text-style-name="P10" draw:layer="layout" svg:width="1.211cm" svg:height="1.131cm" svg:x="30.25cm" svg:y="16.119cm">
          <text:p/>
          <draw:enhanced-geometry svg:viewBox="0 0 21600 21600" draw:text-areas="0 0 21600 21600" draw:type="chevron" draw:modifiers="14471.2871287129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custom-shape draw:style-name="gr25" draw:text-style-name="P10" draw:layer="layout" svg:width="0.8cm" svg:height="1.131cm" svg:x="30.844cm" svg:y="16.119cm">
          <text:p/>
          <draw:enhanced-geometry svg:viewBox="0 0 21600 21600" draw:text-areas="0 0 21600 21600" draw:type="chevron" draw:modifiers="21573.0337078652" draw:enhanced-path="M 0 0 L ?f0 0 21600 10800 ?f0 21600 0 21600 ?f1 10800 Z N">
            <draw:equation draw:name="f0" draw:formula="$0 "/>
            <draw:equation draw:name="f1" draw:formula="21600-?f0 "/>
            <draw:handle draw:handle-position="$0 top" draw:handle-range-x-minimum="0" draw:handle-range-x-maximum="21600"/>
          </draw:enhanced-geometry>
        </draw:custom-shape>
        <draw:line draw:style-name="gr21" draw:text-style-name="P8" draw:layer="layout" svg:x1="12.6cm" svg:y1="13.704cm" svg:x2="13.1cm" svg:y2="13.704cm">
          <text:p/>
        </draw:line>
        <draw:custom-shape draw:style-name="gr3" draw:text-style-name="P3" draw:layer="layout" svg:width="0.3cm" svg:height="0.301cm" svg:x="12.471cm" svg:y="18.5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cm" svg:height="0.301cm" svg:x="12.962cm" svg:y="18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301cm" svg:height="0.3cm" svg:x="13.452cm" svg:y="18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cm" svg:x="14.807cm" svg:y="1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01cm" svg:height="0.301cm" svg:x="15.334cm" svg:y="18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draw:layer="layout" svg:width="0.3cm" svg:height="0.3cm" svg:x="15.825cm" svg:y="18.2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2" draw:layer="layout" svg:width="6.24cm" svg:height="1.329cm" svg:x="12.131cm" svg:y="17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5" draw:layer="layout" svg:width="0.3cm" svg:height="0.3cm" svg:x="18.881cm" svg:y="18.2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19.408cm" svg:y="18.1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01cm" svg:x="19.408cm" svg:y="18.6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0.301cm" svg:height="0.3cm" svg:x="19.898cm" svg:y="18.3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2" draw:layer="layout" svg:width="1.6cm" svg:height="1.329cm" svg:x="18.731cm" svg:y="17.779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layout" svg:width="0.3cm" svg:height="0.3cm" svg:x="16.921cm" svg:y="18.1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01cm" svg:x="17.147cm" svg:y="18.53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draw:layer="layout" svg:width="0.301cm" svg:height="0.3cm" svg:x="17.731cm" svg:y="18.4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2.8cm" svg:height="0.962cm" svg:x="14.331cm" svg:y="19.117cm">
          <draw:text-box>
            <text:p><text:span text:style-name="T1">ABC</text:span></text:p>
          </draw:text-box>
        </draw:frame>
        <draw:frame draw:style-name="gr14" draw:text-style-name="P7" draw:layer="layout" svg:width="1.087cm" svg:height="0.962cm" svg:x="19.018cm" svg:y="19.155cm">
          <draw:text-box>
            <text:p><text:span text:style-name="T1">D</text:span></text:p>
          </draw:text-box>
        </draw:frame>
        <draw:line draw:style-name="gr1" draw:text-style-name="P1" draw:layer="layout" svg:x1="19.531cm" svg:y1="17.717cm" svg:x2="16.331cm" svg:y2="13.917cm">
          <text:p/>
        </draw:line>
        <draw:line draw:style-name="gr1" draw:text-style-name="P1" draw:layer="layout" svg:x1="14.931cm" svg:y1="17.717cm" svg:x2="16.331cm" svg:y2="13.917cm">
          <text:p/>
        </draw:line>
        <draw:custom-shape draw:style-name="gr3" draw:text-style-name="P3" draw:layer="layout" svg:width="0.3cm" svg:height="0.301cm" svg:x="12.731cm" svg:y="18.11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_20_short" draw:display-name="Arrow short" svg:viewBox="0 0 20 13" svg:d="M0 13l10-13 10 13z"/>
    <draw:stroke-dash draw:name="Dot" draw:style="rect" draw:dots1="1" draw:dots1-length="100%" draw:distance="100%"/>
    <draw:stroke-dash draw:name="Double_20_Dash_20__28_Rounded_29_" draw:display-name="Double Dash (Rounded)" draw:style="round" draw:dots1="1" draw:dots1-length="701%" draw:distance="399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31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11T18:21:45.354385862</meta:creation-date>
    <dc:date>2023-07-23T14:22:54.848834739</dc:date>
    <meta:editing-duration>PT4M33S</meta:editing-duration>
    <meta:editing-cycles>2</meta:editing-cycles>
    <meta:generator>LibreOffice/7.3.7.2$Linux_X86_64 LibreOffice_project/30$Build-2</meta:generator>
    <meta:document-statistic meta:object-count="232"/>
  </office:meta>
</office:document-meta>
</file>